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2b0ca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289634" officeooo:paragraph-rsid="00289634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5d453" officeooo:paragraph-rsid="0005d453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cab44" officeooo:paragraph-rsid="001cab44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d7bd5" officeooo:paragraph-rsid="001d7bd5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d453" officeooo:paragraph-rsid="0005d45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8d550" officeooo:paragraph-rsid="0005d45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075764" officeooo:paragraph-rsid="0007576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75764" officeooo:paragraph-rsid="002b0ca0" style:font-weight-asian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20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2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3" style:family="paragraph" style:parent-style-name="Table_20_Contents">
      <style:paragraph-properties fo:text-align="start" style:justify-single-word="false"/>
      <style:text-properties fo:font-size="18pt" officeooo:rsid="0022384e" officeooo:paragraph-rsid="0022384e" style:font-size-asian="18pt" style:font-size-complex="18pt"/>
    </style:style>
    <style:style style:name="P24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cab44"/>
    </style:style>
    <style:style style:name="P25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fo:font-size="14pt" officeooo:paragraph-rsid="001cab44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9649d" officeooo:paragraph-rsid="0009649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cab44" officeooo:paragraph-rsid="001cab4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cab44" officeooo:paragraph-rsid="002c88d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cab44" officeooo:paragraph-rsid="002c88d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89634" officeooo:paragraph-rsid="0028963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75764" officeooo:paragraph-rsid="001d7bd5" style:font-size-asian="12pt" style:font-weight-asian="normal" style:font-size-complex="12pt" style:font-weight-complex="normal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 style:font-name="Calibri" fo:font-size="11pt" style:font-size-asian="11pt" style:font-size-complex="11pt"/>
    </style:style>
    <style:style style:name="T4" style:family="text">
      <style:text-properties fo:color="#000000" style:font-name="Liberation Serif"/>
    </style:style>
    <style:style style:name="T5" style:family="text">
      <style:text-properties fo:color="#000000" style:font-name="Liberation Serif" fo:font-size="14pt" style:font-size-asian="14pt" style:font-size-complex="14pt"/>
    </style:style>
    <style:style style:name="T6" style:family="text">
      <style:text-properties fo:color="#000000" style:font-name="Liberation Serif" fo:font-weight="bold" style:font-weight-asian="bold" style:font-weight-complex="bold"/>
    </style:style>
    <style:style style:name="T7" style:family="text">
      <style:text-properties officeooo:rsid="001351d8"/>
    </style:style>
    <style:style style:name="T8" style:family="text">
      <style:text-properties officeooo:rsid="001d7bd5"/>
    </style:style>
    <style:style style:name="T9" style:family="text">
      <style:text-properties officeooo:rsid="002612a4"/>
    </style:style>
    <style:style style:name="T10" style:family="text">
      <style:text-properties officeooo:rsid="00289634"/>
    </style:style>
    <style:style style:name="T11" style:family="text">
      <style:text-properties officeooo:rsid="00294f4b"/>
    </style:style>
    <style:style style:name="T12" style:family="text">
      <style:text-properties officeooo:rsid="00156edf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officeooo:rsid="002d0da3" style:font-size-asian="14pt" style:font-size-complex="14pt"/>
    </style:style>
    <style:style style:name="T15" style:family="text">
      <style:text-properties fo:font-size="18pt" fo:font-weight="bold" officeooo:rsid="001d7bd5" style:font-size-asian="15.75pt" style:font-weight-asian="bold" style:font-size-complex="18pt" style:font-weight-complex="bold"/>
    </style:style>
    <style:style style:name="T16" style:family="text">
      <style:text-properties fo:font-size="18pt" fo:font-weight="bold" officeooo:rsid="00294f4b" style:font-size-asian="15.75pt" style:font-weight-asian="bold" style:font-size-complex="18pt" style:font-weight-complex="bold"/>
    </style:style>
    <style:style style:name="T17" style:family="text">
      <style:text-properties fo:font-size="18pt" fo:font-weight="bold" officeooo:rsid="002c88d2" style:font-size-asian="15.75pt" style:font-weight-asian="bold" style:font-size-complex="18pt" style:font-weight-complex="bold"/>
    </style:style>
    <style:style style:name="T18" style:family="text">
      <style:text-properties officeooo:rsid="002c88d2"/>
    </style:style>
    <style:style style:name="T19" style:family="text">
      <style:text-properties fo:font-weight="bold" officeooo:rsid="002c88d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5">Лабораторная работа</text:p>
      <text:p text:style-name="P5">по курсу «<text:span text:style-name="T1">Операционные системы</text:span>»</text:p>
      <text:p text:style-name="P5">III Семестр</text:p>
      <text:p text:style-name="P5"/>
      <text:p text:style-name="P6">Задание <text:span text:style-name="T10">6</text:span></text:p>
      <text:p text:style-name="P8">Управление серверами сообщениям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Студент:</text:p>
          </table:table-cell>
          <table:table-cell table:style-name="Table1.B1" office:value-type="string">
            <text:p text:style-name="P23">Алексеева М.А</text:p>
          </table:table-cell>
        </table:table-row>
        <table:table-row>
          <table:table-cell table:style-name="Table1.A5" office:value-type="string">
            <text:p text:style-name="P18">Группа:</text:p>
          </table:table-cell>
          <table:table-cell table:style-name="Table1.B5" office:value-type="string">
            <text:p text:style-name="P19">М80-<text:span text:style-name="T9">3</text:span>08Б-18</text:p>
          </table:table-cell>
        </table:table-row>
        <table:table-row>
          <table:table-cell table:style-name="Table1.A5" office:value-type="string">
            <text:p text:style-name="P18">Преподаватель:</text:p>
          </table:table-cell>
          <table:table-cell table:style-name="Table1.B5" office:value-type="string">
            <text:p text:style-name="P22">Миронов Е.С</text:p>
          </table:table-cell>
        </table:table-row>
        <table:table-row>
          <table:table-cell table:style-name="Table1.A5" office:value-type="string">
            <text:p text:style-name="P20"/>
          </table:table-cell>
          <table:table-cell table:style-name="Table1.B5" office:value-type="string">
            <text:p text:style-name="P21"/>
          </table:table-cell>
        </table:table-row>
        <table:table-row>
          <table:table-cell table:style-name="Table1.A5" office:value-type="string">
            <text:p text:style-name="P18">Оценка:</text:p>
          </table:table-cell>
          <table:table-cell table:style-name="Table1.B5" office:value-type="string">
            <text:p text:style-name="P21"/>
          </table:table-cell>
        </table:table-row>
        <table:table-row>
          <table:table-cell table:style-name="Table1.A6" office:value-type="string">
            <text:p text:style-name="P18">Дата:</text:p>
          </table:table-cell>
          <table:table-cell table:style-name="Table1.B6" office:value-type="string">
            <text:p text:style-name="P21"/>
          </table:table-cell>
        </table:table-row>
      </table:table>
      <text:p text:style-name="P6"/>
      <text:p text:style-name="P6"/>
      <text:p text:style-name="P6"/>
      <text:p text:style-name="P2">Москва 20<text:span text:style-name="T9">20</text:span></text:p>
      <text:p text:style-name="P7"><text:soft-page-break/>1. <text:span text:style-name="T2">Описание задания</text:span></text:p>
      <text:p text:style-name="P7"/>
      <text:p text:style-name="P24"><text:span text:style-name="T3"><text:tab/></text:span><text:span text:style-name="T5">Реализовать распределенную систему по обработке запросов. В данной системе должно существовать 2 вида узлов: «управляющий 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сервера сообщений zmq. Также в данной системе необходимо предусмотреть проверку доступности узлов в соответствии с вариантом.</text:span></text:p>
      <text:p text:style-name="P25"><text:span text:style-name="T6">Вариант задания:</text:span><text:span text:style-name="T4"> Топология — бинарное дерево. Тип вычислительной команды — сумма n чисел. Тип проверки узлов на доступность — пинг всех узлов.</text:span></text:p>
      <text:p text:style-name="P13"/>
      <text:p text:style-name="P9">2. <text:span text:style-name="T2">Код программы</text:span></text:p>
      <text:p text:style-name="P15"/>
      <text:p text:style-name="P11">2.1 <text:span text:style-name="T10">server.h / server.cpp</text:span></text:p>
      <text:p text:style-name="P11"/>
      <text:p text:style-name="P27">#pragma once</text:p>
      <text:p text:style-name="P27">#include &lt;string&gt;</text:p>
      <text:p text:style-name="P27">#include &lt;cstdlib&gt;</text:p>
      <text:p text:style-name="P27">#include &lt;unistd.h&gt;</text:p>
      <text:p text:style-name="P27">#include "zmq.hpp"</text:p>
      <text:p text:style-name="P27"/>
      <text:p text:style-name="P27">bool send_message(zmq::socket_t&amp; socket, const std::string&amp; message_string);</text:p>
      <text:p text:style-name="P27">std::string recieve_message(zmq::socket_t&amp; socket);</text:p>
      <text:p text:style-name="P27">std::string get_port_name(int port);</text:p>
      <text:p text:style-name="P27">int bind_socket(zmq::socket_t&amp; socket);</text:p>
      <text:p text:style-name="P27">void create_node(int id, int port);</text:p>
      <text:p text:style-name="P27"/>
      <text:p text:style-name="P30">server.cpp :</text:p>
      <text:p text:style-name="P30"/>
      <text:p text:style-name="P30">#include "server.h"</text:p>
      <text:p text:style-name="P30"/>
      <text:p text:style-name="P30"/>
      <text:p text:style-name="P30">bool send_message(zmq::socket_t&amp; socket, const std::string&amp; message_string) {</text:p>
      <text:p text:style-name="P30"><text:s text:c="4"/>zmq::message_t message(message_string.size());</text:p>
      <text:p text:style-name="P30"><text:s text:c="4"/>memcpy(message.data(), message_string.c_str(), message_string.size());</text:p>
      <text:p text:style-name="P30"><text:s text:c="4"/>return socket.send(message);</text:p>
      <text:p text:style-name="P30">}</text:p>
      <text:p text:style-name="P30"/>
      <text:p text:style-name="P30">std::string recieve_message(zmq::socket_t&amp; socket) {</text:p>
      <text:p text:style-name="P30"><text:s text:c="4"/>zmq::message_t message;</text:p>
      <text:p text:style-name="P30"><text:s text:c="4"/>bool ok;</text:p>
      <text:p text:style-name="P30"><text:s text:c="4"/>try {</text:p>
      <text:p text:style-name="P30"><text:s text:c="8"/>ok = socket.recv(&amp;message);</text:p>
      <text:p text:style-name="P30"><text:s text:c="4"/>} catch (...) {</text:p>
      <text:p text:style-name="P30"><text:soft-page-break/><text:s text:c="8"/>ok = false;</text:p>
      <text:p text:style-name="P30"><text:s text:c="4"/>}</text:p>
      <text:p text:style-name="P30"><text:s text:c="4"/>std::string recieved_message(static_cast&lt;char*&gt;(message.data()), message.size());</text:p>
      <text:p text:style-name="P30"><text:s text:c="4"/>if (recieved_message.empty() || !ok) {</text:p>
      <text:p text:style-name="P30"><text:s text:c="8"/>return "Error: Node is not available";</text:p>
      <text:p text:style-name="P30"><text:s text:c="4"/>}</text:p>
      <text:p text:style-name="P30"><text:s text:c="4"/>return recieved_message;</text:p>
      <text:p text:style-name="P30">}</text:p>
      <text:p text:style-name="P30"/>
      <text:p text:style-name="P30">std::string get_port_name(int port) {</text:p>
      <text:p text:style-name="P30"><text:s text:c="4"/>return "tcp://127.0.0.1:" + std::to_string(port);</text:p>
      <text:p text:style-name="P30">}</text:p>
      <text:p text:style-name="P30">int bind_socket(zmq::socket_t&amp; socket) {</text:p>
      <text:p text:style-name="P30"><text:s text:c="4"/>int port = 30000;</text:p>
      <text:p text:style-name="P30"><text:s text:c="4"/>while (true) {</text:p>
      <text:p text:style-name="P30"><text:s text:c="8"/>try {</text:p>
      <text:p text:style-name="P30"><text:s text:c="12"/>socket.bind(get_port_name(port));</text:p>
      <text:p text:style-name="P30"><text:s text:c="12"/>break;</text:p>
      <text:p text:style-name="P30"><text:s text:c="8"/>} catch(...) {</text:p>
      <text:p text:style-name="P30"><text:s text:c="12"/>port++;</text:p>
      <text:p text:style-name="P30"><text:s text:c="8"/>}</text:p>
      <text:p text:style-name="P30"><text:s text:c="4"/>}</text:p>
      <text:p text:style-name="P30"><text:s text:c="4"/>return port;</text:p>
      <text:p text:style-name="P30">}</text:p>
      <text:p text:style-name="P30"/>
      <text:p text:style-name="P30">void create_node(int id, int port) {</text:p>
      <text:p text:style-name="P30"><text:s text:c="4"/>char* arg1 = strdup((std::to_string(id)).c_str());</text:p>
      <text:p text:style-name="P30"><text:s text:c="4"/>char* arg2 = strdup((std::to_string(port)).c_str());</text:p>
      <text:p text:style-name="P30"><text:s text:c="4"/>char* args[] = {"./child", arg1, arg2, NULL};</text:p>
      <text:p text:style-name="P30"><text:s text:c="4"/>execv("./child", args);</text:p>
      <text:p text:style-name="P30">}</text:p>
      <text:p text:style-name="P11">2.2 <text:span text:style-name="T10">child.cpp</text:span></text:p>
      <text:p text:style-name="P11"/>
      <text:p text:style-name="P27">#include &lt;iostream&gt;</text:p>
      <text:p text:style-name="P27">#include "zmq.hpp"</text:p>
      <text:p text:style-name="P27">#include &lt;string&gt;</text:p>
      <text:p text:style-name="P27">#include &lt;sstream&gt;</text:p>
      <text:p text:style-name="P27">#include &lt;unistd.h&gt;</text:p>
      <text:p text:style-name="P27">#include &lt;exception&gt;</text:p>
      <text:p text:style-name="P27">#include &lt;csignal&gt;</text:p>
      <text:p text:style-name="P27">#include "server.h"</text:p>
      <text:p text:style-name="P27"/>
      <text:p text:style-name="P27"/>
      <text:p text:style-name="P27">int main(int argc, char** argv) { //аргументы - айди и номер порта, к которому нужно подключиться</text:p>
      <text:p text:style-name="P27"/>
      <text:p text:style-name="P27"><text:s text:c="4"/>int id = std::stoi(argv[1]);</text:p>
      <text:p text:style-name="P27"><text:s text:c="4"/>int parent_port = std::stoi(argv[2]);</text:p>
      <text:p text:style-name="P27"><text:s text:c="4"/>zmq::context_t context(3);</text:p>
      <text:p text:style-name="P27"><text:s text:c="4"/>zmq::socket_t parent_socket(context, ZMQ_REP);</text:p>
      <text:p text:style-name="P27"/>
      <text:p text:style-name="P27"><text:soft-page-break/><text:s text:c="4"/>parent_socket.connect(get_port_name(parent_port));</text:p>
      <text:p text:style-name="P27"/>
      <text:p text:style-name="P27"><text:s text:c="4"/>int left_pid = 0;</text:p>
      <text:p text:style-name="P27"><text:s text:c="4"/>int right_pid = 0;</text:p>
      <text:p text:style-name="P27"><text:s text:c="4"/>int left_id = 0;</text:p>
      <text:p text:style-name="P27"><text:s text:c="4"/>int right_id = 0;</text:p>
      <text:p text:style-name="P27"/>
      <text:p text:style-name="P27"/>
      <text:p text:style-name="P27"><text:s text:c="4"/>zmq::socket_t left_socket(context, ZMQ_REQ);</text:p>
      <text:p text:style-name="P27"><text:s text:c="4"/>zmq::socket_t right_socket(context, ZMQ_REQ);</text:p>
      <text:p text:style-name="P27"><text:s text:c="4"/>int linger = 0;</text:p>
      <text:p text:style-name="P27"><text:s text:c="4"/>left_socket.setsockopt(ZMQ_SNDTIMEO, 2000);</text:p>
      <text:p text:style-name="P27"><text:s text:c="4"/>left_socket.setsockopt(ZMQ_LINGER, &amp;linger, sizeof(linger));</text:p>
      <text:p text:style-name="P27"><text:s text:c="4"/>right_socket.setsockopt(ZMQ_SNDTIMEO, 2000);</text:p>
      <text:p text:style-name="P27"><text:s text:c="4"/>right_socket.setsockopt(ZMQ_LINGER, &amp;linger, sizeof(linger));</text:p>
      <text:p text:style-name="P27"/>
      <text:p text:style-name="P27"><text:s text:c="4"/>int left_port = bind_socket(left_socket);</text:p>
      <text:p text:style-name="P27"><text:s text:c="4"/>int right_port = bind_socket(right_socket);</text:p>
      <text:p text:style-name="P27"/>
      <text:p text:style-name="P27"><text:s text:c="4"/>while (true) {</text:p>
      <text:p text:style-name="P27"><text:s text:c="8"/>std::string request_string;</text:p>
      <text:p text:style-name="P27"/>
      <text:p text:style-name="P27"><text:s text:c="8"/>request_string = recieve_message(parent_socket);</text:p>
      <text:p text:style-name="P27"/>
      <text:p text:style-name="P27"><text:s text:c="8"/>std::istringstream command_stream(request_string);</text:p>
      <text:p text:style-name="P27"><text:s text:c="8"/>std::string command;</text:p>
      <text:p text:style-name="P27"><text:s text:c="8"/>command_stream &gt;&gt; command;</text:p>
      <text:p text:style-name="P27"/>
      <text:p text:style-name="P27"><text:s text:c="8"/>if (command == "id") {</text:p>
      <text:p text:style-name="P27"><text:s text:c="12"/>std::string parent_string = "Ok:" + std::to_string(id);</text:p>
      <text:p text:style-name="P27"><text:s text:c="12"/>send_message(parent_socket, parent_string);</text:p>
      <text:p text:style-name="P27"><text:s text:c="8"/>} else if (command == "pid") {</text:p>
      <text:p text:style-name="P27"><text:s text:c="12"/>std::string parent_string = "Ok:" + std::to_string(getpid());</text:p>
      <text:p text:style-name="P27"><text:s text:c="12"/>send_message(parent_socket, parent_string);</text:p>
      <text:p text:style-name="P27"><text:s text:c="8"/>} else <text:s/>if (command == "create") {</text:p>
      <text:p text:style-name="P27"><text:s text:c="12"/>int id_to_create;</text:p>
      <text:p text:style-name="P27"><text:s text:c="12"/>command_stream &gt;&gt; id_to_create;</text:p>
      <text:p text:style-name="P27"><text:s text:c="12"/>// управляюший узел сообщает id нового узла и порт, к которому его надо подключить</text:p>
      <text:p text:style-name="P27"><text:s text:c="12"/>if (id_to_create == id) {</text:p>
      <text:p text:style-name="P27"><text:s text:c="16"/>// если id равен данному, значит узел уже существует, посылаем ответ с ошибкой</text:p>
      <text:p text:style-name="P27"><text:s text:c="16"/>std::string message_string = "Error: Already exists";</text:p>
      <text:p text:style-name="P27"><text:s text:c="16"/>send_message(parent_socket, message_string);</text:p>
      <text:p text:style-name="P27"><text:s text:c="12"/>} else if (id_to_create &lt; id) {</text:p>
      <text:p text:style-name="P27"><text:s text:c="16"/>if (left_pid == 0) {</text:p>
      <text:p text:style-name="P27"><text:s text:c="20"/>left_pid = fork();</text:p>
      <text:p text:style-name="P27"><text:s text:c="20"/>if (left_pid == -1) {</text:p>
      <text:p text:style-name="P27"><text:s text:c="24"/>send_message(parent_socket, "Error: Cannot fork");</text:p>
      <text:p text:style-name="P27"><text:s text:c="24"/>left_pid = 0;</text:p>
      <text:p text:style-name="P27"><text:s text:c="20"/>} else if (left_pid == 0) {</text:p>
      <text:p text:style-name="P27"><text:s text:c="24"/>create_node(id_to_create,left_port);</text:p>
      <text:p text:style-name="P27"><text:s text:c="20"/>} else {</text:p>
      <text:p text:style-name="P27"><text:s text:c="24"/>left_id = id_to_create;</text:p>
      <text:p text:style-name="P27"><text:soft-page-break/><text:s text:c="24"/>send_message(left_socket, "pid");</text:p>
      <text:p text:style-name="P27"><text:s text:c="24"/>send_message(parent_socket, recieve_message(left_socket));</text:p>
      <text:p text:style-name="P27"><text:s text:c="20"/>}</text:p>
      <text:p text:style-name="P27"><text:s text:c="16"/>} else {</text:p>
      <text:p text:style-name="P27"><text:s text:c="20"/>send_message(left_socket, request_string);</text:p>
      <text:p text:style-name="P27"><text:s text:c="20"/>send_message(parent_socket, recieve_message(left_socket));</text:p>
      <text:p text:style-name="P27"><text:s text:c="16"/>}</text:p>
      <text:p text:style-name="P27"><text:s text:c="12"/>} else {</text:p>
      <text:p text:style-name="P27"><text:s text:c="16"/>if (right_pid == 0) {</text:p>
      <text:p text:style-name="P27"><text:s text:c="20"/>right_pid = fork();</text:p>
      <text:p text:style-name="P27"><text:s text:c="20"/>if (right_pid == -1) {</text:p>
      <text:p text:style-name="P27"><text:s text:c="24"/>send_message(parent_socket, "Error: Cannot fork");</text:p>
      <text:p text:style-name="P27"><text:s text:c="24"/>right_pid = 0;</text:p>
      <text:p text:style-name="P27"><text:s text:c="20"/>} else if (right_pid == 0) {</text:p>
      <text:p text:style-name="P27"><text:s text:c="24"/>create_node(id_to_create,right_port);</text:p>
      <text:p text:style-name="P27"><text:s text:c="20"/>} else {</text:p>
      <text:p text:style-name="P27"><text:s text:c="24"/>right_id = id_to_create;</text:p>
      <text:p text:style-name="P27"><text:s text:c="24"/>send_message(right_socket, "pid");</text:p>
      <text:p text:style-name="P27"><text:s text:c="24"/>send_message(parent_socket, recieve_message(right_socket));</text:p>
      <text:p text:style-name="P27"><text:s text:c="20"/>}</text:p>
      <text:p text:style-name="P27"><text:s text:c="16"/>} else {</text:p>
      <text:p text:style-name="P27"><text:s text:c="20"/>send_message(right_socket, request_string);</text:p>
      <text:p text:style-name="P27"><text:s text:c="20"/>send_message(parent_socket, recieve_message(right_socket));</text:p>
      <text:p text:style-name="P27"><text:s text:c="16"/>}</text:p>
      <text:p text:style-name="P27"><text:s text:c="12"/>}</text:p>
      <text:p text:style-name="P27"/>
      <text:p text:style-name="P27"><text:s text:c="8"/>} else if (command == "remove") {</text:p>
      <text:p text:style-name="P27"><text:s text:c="12"/>int id_to_delete;</text:p>
      <text:p text:style-name="P27"><text:s text:c="12"/>command_stream &gt;&gt; id_to_delete;</text:p>
      <text:p text:style-name="P27"><text:s text:c="12"/>if (id_to_delete &lt; id) {</text:p>
      <text:p text:style-name="P27"><text:s text:c="16"/>if (left_id == 0) {</text:p>
      <text:p text:style-name="P27"><text:s text:c="20"/>send_message(parent_socket, "Error: Not found");</text:p>
      <text:p text:style-name="P27"><text:s text:c="16"/>} else if (left_id == id_to_delete) {</text:p>
      <text:p text:style-name="P27"><text:s text:c="20"/>send_message(left_socket, "kill_children");</text:p>
      <text:p text:style-name="P27"><text:s text:c="20"/>recieve_message(left_socket);</text:p>
      <text:p text:style-name="P27"><text:s text:c="20"/>kill(left_pid,SIGTERM);</text:p>
      <text:p text:style-name="P27"><text:s text:c="20"/>kill(left_pid,SIGKILL);</text:p>
      <text:p text:style-name="P27"><text:s text:c="20"/>left_id = 0;</text:p>
      <text:p text:style-name="P27"><text:s text:c="20"/>left_pid = 0;</text:p>
      <text:p text:style-name="P27"><text:s text:c="20"/>send_message(parent_socket, "Ok");</text:p>
      <text:p text:style-name="P27"/>
      <text:p text:style-name="P27"><text:s text:c="16"/>} else {</text:p>
      <text:p text:style-name="P27"><text:s text:c="20"/>send_message(left_socket, request_string);</text:p>
      <text:p text:style-name="P27"><text:s text:c="20"/>send_message(parent_socket, recieve_message(left_socket));</text:p>
      <text:p text:style-name="P27"><text:s text:c="16"/>}</text:p>
      <text:p text:style-name="P27"><text:s text:c="12"/>} else {</text:p>
      <text:p text:style-name="P27"><text:s text:c="16"/>if (right_id == 0) {</text:p>
      <text:p text:style-name="P27"><text:s text:c="20"/>send_message(parent_socket, "Error: Not found");</text:p>
      <text:p text:style-name="P27"><text:s text:c="16"/>} else if (right_id == id_to_delete) {</text:p>
      <text:p text:style-name="P27"><text:s text:c="20"/>send_message(right_socket, "kill_children");</text:p>
      <text:p text:style-name="P27"><text:s text:c="20"/>recieve_message(right_socket);</text:p>
      <text:p text:style-name="P27"><text:s text:c="20"/>kill(right_pid,SIGTERM);</text:p>
      <text:p text:style-name="P27"><text:soft-page-break/><text:s text:c="20"/>kill(right_pid,SIGKILL);</text:p>
      <text:p text:style-name="P27"><text:s text:c="20"/>right_id = 0;</text:p>
      <text:p text:style-name="P27"><text:s text:c="20"/>right_pid = 0;</text:p>
      <text:p text:style-name="P27"><text:s text:c="20"/>send_message(parent_socket, "Ok");</text:p>
      <text:p text:style-name="P27"><text:s text:c="16"/>} else {</text:p>
      <text:p text:style-name="P27"><text:s text:c="20"/>send_message(right_socket, request_string);</text:p>
      <text:p text:style-name="P27"><text:s text:c="20"/>send_message(parent_socket, recieve_message(right_socket));</text:p>
      <text:p text:style-name="P27"><text:s text:c="16"/>}</text:p>
      <text:p text:style-name="P27"><text:s text:c="12"/>}</text:p>
      <text:p text:style-name="P27"><text:s text:c="8"/>} else if (command == "exec") {</text:p>
      <text:p text:style-name="P27"><text:s text:c="12"/>int exec_id;</text:p>
      <text:p text:style-name="P27"><text:s text:c="12"/>command_stream &gt;&gt; exec_id;</text:p>
      <text:p text:style-name="P27"><text:s text:c="12"/>if (exec_id == id) {</text:p>
      <text:p text:style-name="P27"><text:s text:c="16"/>int n;</text:p>
      <text:p text:style-name="P27"><text:s text:c="16"/>command_stream &gt;&gt; n;</text:p>
      <text:p text:style-name="P27"><text:s text:c="16"/>int sum = 0;</text:p>
      <text:p text:style-name="P27"><text:s text:c="16"/>for (int i = 0; i &lt; n; ++i) {</text:p>
      <text:p text:style-name="P27"><text:s text:c="20"/>int cur_num;</text:p>
      <text:p text:style-name="P27"><text:s text:c="20"/>command_stream &gt;&gt; cur_num;</text:p>
      <text:p text:style-name="P27"><text:s text:c="20"/>sum += cur_num;</text:p>
      <text:p text:style-name="P27"><text:s text:c="16"/>}</text:p>
      <text:p text:style-name="P27"><text:s text:c="16"/>std::string recieve_message = "Ok:" + std::to_string(id) + ":" + std::to_string(sum);</text:p>
      <text:p text:style-name="P27"><text:s text:c="16"/>send_message(parent_socket, recieve_message);</text:p>
      <text:p text:style-name="P27"/>
      <text:p text:style-name="P27"><text:s text:c="12"/>} else if (exec_id &lt; id) {</text:p>
      <text:p text:style-name="P27"><text:s text:c="16"/>if (left_pid == 0) {</text:p>
      <text:p text:style-name="P27"><text:s text:c="20"/>std::string recieve_message = "Error:" + std::to_string(exec_id) + ": Not found";</text:p>
      <text:p text:style-name="P27"><text:s text:c="20"/>send_message(parent_socket, recieve_message);</text:p>
      <text:p text:style-name="P27"><text:s text:c="16"/>} else {</text:p>
      <text:p text:style-name="P27"><text:s text:c="20"/>send_message(left_socket, request_string);</text:p>
      <text:p text:style-name="P27"><text:s text:c="20"/>send_message(parent_socket, recieve_message(left_socket));</text:p>
      <text:p text:style-name="P27"><text:s text:c="16"/>}</text:p>
      <text:p text:style-name="P27"><text:s text:c="12"/>} else {</text:p>
      <text:p text:style-name="P27"><text:s text:c="16"/>if (right_pid == 0) {</text:p>
      <text:p text:style-name="P27"><text:s text:c="20"/>std::string recieve_message = "Error:" + std::to_string(exec_id) + ": Not found";</text:p>
      <text:p text:style-name="P27"><text:s text:c="20"/>send_message(parent_socket, recieve_message);</text:p>
      <text:p text:style-name="P27"><text:s text:c="16"/>} else {</text:p>
      <text:p text:style-name="P27"><text:s text:c="20"/>send_message(right_socket, request_string);</text:p>
      <text:p text:style-name="P27"><text:s text:c="20"/>send_message(parent_socket, recieve_message(right_socket));</text:p>
      <text:p text:style-name="P27"><text:s text:c="16"/>}</text:p>
      <text:p text:style-name="P27"><text:s text:c="12"/>}</text:p>
      <text:p text:style-name="P27"/>
      <text:p text:style-name="P27"><text:s text:c="8"/>} else if (command == "pingall") {</text:p>
      <text:p text:style-name="P27"><text:s text:c="12"/>std::ostringstream res;</text:p>
      <text:p text:style-name="P27"><text:s text:c="12"/>std::string left_res;</text:p>
      <text:p text:style-name="P27"><text:s text:c="12"/>std::string right_res;</text:p>
      <text:p text:style-name="P27"><text:s text:c="12"/>if (left_pid != 0) {</text:p>
      <text:p text:style-name="P27"><text:s text:c="16"/>send_message(left_socket, "pingall");</text:p>
      <text:p text:style-name="P27"><text:s text:c="16"/>left_res = recieve_message(left_socket);</text:p>
      <text:p text:style-name="P27"><text:s text:c="12"/>}</text:p>
      <text:p text:style-name="P27"><text:s text:c="12"/>if (right_pid != 0) {</text:p>
      <text:p text:style-name="P27"><text:s text:c="16"/>send_message(right_socket, "pingall");</text:p>
      <text:p text:style-name="P27"><text:soft-page-break/><text:s text:c="16"/>right_res = recieve_message(right_socket);</text:p>
      <text:p text:style-name="P27"><text:s text:c="12"/>}</text:p>
      <text:p text:style-name="P27"><text:s text:c="12"/>if (!left_res.empty() &amp;&amp; left_res.substr(std::min&lt;int&gt;(left_res.size(),5)) != "Error") {</text:p>
      <text:p text:style-name="P27"><text:s text:c="16"/>res &lt;&lt; left_res;</text:p>
      <text:p text:style-name="P27"><text:s text:c="12"/>}</text:p>
      <text:p text:style-name="P27"/>
      <text:p text:style-name="P27"/>
      <text:p text:style-name="P27"><text:s text:c="12"/>if (!right_res.empty() &amp;&amp; right_res.substr(std::min&lt;int&gt;(right_res.size(),5)) != "Error") {</text:p>
      <text:p text:style-name="P27"><text:s text:c="16"/>res &lt;&lt; right_res;</text:p>
      <text:p text:style-name="P27"><text:s text:c="12"/>}</text:p>
      <text:p text:style-name="P27"><text:s text:c="12"/>send_message(parent_socket, res.str());</text:p>
      <text:p text:style-name="P27"><text:s text:c="8"/>} else if (command == "kill_children") { <text:s/></text:p>
      <text:p text:style-name="P27"><text:s text:c="12"/>if (left_pid == 0 &amp;&amp; right_pid == 0) {</text:p>
      <text:p text:style-name="P27"><text:s text:c="16"/>send_message(parent_socket, "Ok");</text:p>
      <text:p text:style-name="P27"><text:s text:c="12"/>} else {</text:p>
      <text:p text:style-name="P27"><text:s text:c="16"/>if (left_pid != 0) {</text:p>
      <text:p text:style-name="P27"><text:s text:c="20"/>send_message(left_socket, "kill_children");</text:p>
      <text:p text:style-name="P27"><text:s text:c="20"/>recieve_message(left_socket);</text:p>
      <text:p text:style-name="P27"><text:s text:c="20"/>kill(left_pid,SIGTERM);</text:p>
      <text:p text:style-name="P27"><text:s text:c="20"/>kill(left_pid,SIGKILL);</text:p>
      <text:p text:style-name="P27"><text:s text:c="16"/>}</text:p>
      <text:p text:style-name="P27"><text:s text:c="16"/>if (right_pid != 0) {</text:p>
      <text:p text:style-name="P27"><text:s text:c="20"/>send_message(right_socket, "kill_children");</text:p>
      <text:p text:style-name="P27"><text:s text:c="20"/>recieve_message(right_socket);</text:p>
      <text:p text:style-name="P27"><text:s text:c="20"/>kill(right_pid,SIGTERM);</text:p>
      <text:p text:style-name="P27"><text:s text:c="20"/>kill(right_pid,SIGKILL);</text:p>
      <text:p text:style-name="P27"><text:s text:c="16"/>}</text:p>
      <text:p text:style-name="P27"><text:s text:c="16"/>send_message(parent_socket, "Ok");</text:p>
      <text:p text:style-name="P27"/>
      <text:p text:style-name="P27"><text:s text:c="12"/>}</text:p>
      <text:p text:style-name="P27"><text:s text:c="8"/>}</text:p>
      <text:p text:style-name="P27"><text:s text:c="8"/>if (parent_port == 0) {</text:p>
      <text:p text:style-name="P27"><text:s text:c="12"/>break;</text:p>
      <text:p text:style-name="P27"><text:s text:c="8"/>}</text:p>
      <text:p text:style-name="P27"><text:s text:c="4"/>}</text:p>
      <text:p text:style-name="P27">}</text:p>
      <text:p text:style-name="P29"><text:span text:style-name="T15">2.3 </text:span><text:span text:style-name="T17">tree.h</text:span></text:p>
      <text:p text:style-name="P28"><text:span text:style-name="T18">#ifndef D_TREE_H</text:span></text:p>
      <text:p text:style-name="P28"><text:span text:style-name="T18">#define D_TREE_H</text:span></text:p>
      <text:p text:style-name="P28"><text:span text:style-name="T18">#include &lt;vector&gt;</text:span></text:p>
      <text:p text:style-name="P28"/>
      <text:p text:style-name="P28"><text:span text:style-name="T18">class IdTree {</text:span></text:p>
      <text:p text:style-name="P28"><text:span text:style-name="T18">public:</text:span></text:p>
      <text:p text:style-name="P28"><text:span text:style-name="T18"><text:s text:c="4"/>IdTree() = default;</text:span></text:p>
      <text:p text:style-name="P28"/>
      <text:p text:style-name="P28"><text:span text:style-name="T18"><text:s text:c="4"/>~IdTree() {</text:span></text:p>
      <text:p text:style-name="P28"><text:span text:style-name="T18"><text:s text:c="8"/>delete_node(head_);</text:span></text:p>
      <text:p text:style-name="P28"><text:span text:style-name="T18"><text:s text:c="4"/>}</text:span></text:p>
      <text:p text:style-name="P28"/>
      <text:p text:style-name="P28"><text:span text:style-name="T18"><text:s text:c="4"/>bool contains(int id) {</text:span></text:p>
      <text:p text:style-name="P28"><text:span text:style-name="T18"><text:s text:c="8"/>TreeNode* temp = head_;</text:span></text:p>
      <text:p text:style-name="P28"><text:span text:style-name="T18"><text:s text:c="8"/>while(temp != nullptr) {</text:span></text:p>
      <text:p text:style-name="P28"><text:soft-page-break/><text:span text:style-name="T18"><text:s text:c="12"/>if (temp-&gt;id_ == id) {</text:span></text:p>
      <text:p text:style-name="P28"><text:span text:style-name="T18"><text:s text:c="16"/>break;</text:span></text:p>
      <text:p text:style-name="P28"><text:span text:style-name="T18"><text:s text:c="12"/>}</text:span></text:p>
      <text:p text:style-name="P28"><text:span text:style-name="T18"><text:s text:c="12"/>if (id &gt; temp-&gt;id_) {</text:span></text:p>
      <text:p text:style-name="P28"><text:span text:style-name="T18"><text:s text:c="16"/>temp = temp-&gt;right;</text:span></text:p>
      <text:p text:style-name="P28"><text:span text:style-name="T18"><text:s text:c="12"/>}</text:span></text:p>
      <text:p text:style-name="P28"><text:span text:style-name="T18"><text:s text:c="12"/>if (id &lt; temp-&gt;id_) {</text:span></text:p>
      <text:p text:style-name="P28"><text:span text:style-name="T18"><text:s text:c="16"/>temp = temp-&gt;left;</text:span></text:p>
      <text:p text:style-name="P28"><text:span text:style-name="T18"><text:s text:c="12"/>}</text:span></text:p>
      <text:p text:style-name="P28"><text:span text:style-name="T18"><text:s text:c="8"/>}</text:span></text:p>
      <text:p text:style-name="P28"><text:span text:style-name="T18"><text:s text:c="8"/>return temp != nullptr;</text:span></text:p>
      <text:p text:style-name="P28"><text:span text:style-name="T18"><text:s text:c="4"/>}</text:span></text:p>
      <text:p text:style-name="P28"/>
      <text:p text:style-name="P28"><text:span text:style-name="T18"><text:s text:c="4"/>void insert(int id) {</text:span></text:p>
      <text:p text:style-name="P28"><text:span text:style-name="T18"><text:s text:c="8"/>if (head_ == nullptr) {</text:span></text:p>
      <text:p text:style-name="P28"><text:span text:style-name="T18"><text:s text:c="12"/>head_ = new TreeNode(id);</text:span></text:p>
      <text:p text:style-name="P28"><text:span text:style-name="T18"><text:s text:c="12"/>return;</text:span></text:p>
      <text:p text:style-name="P28"><text:span text:style-name="T18"><text:s text:c="8"/>}</text:span></text:p>
      <text:p text:style-name="P28"><text:span text:style-name="T18"><text:s text:c="8"/>TreeNode* temp = head_;</text:span></text:p>
      <text:p text:style-name="P28"><text:span text:style-name="T18"><text:s text:c="8"/>while(temp != nullptr) {</text:span></text:p>
      <text:p text:style-name="P28"><text:span text:style-name="T18"><text:s text:c="12"/>if (id == temp-&gt;id_) {</text:span></text:p>
      <text:p text:style-name="P28"><text:span text:style-name="T18"><text:s text:c="16"/>break;</text:span></text:p>
      <text:p text:style-name="P28"><text:span text:style-name="T18"><text:s text:c="12"/>}</text:span></text:p>
      <text:p text:style-name="P28"><text:span text:style-name="T18"><text:s text:c="12"/>if (id &lt; temp-&gt;id_) {</text:span></text:p>
      <text:p text:style-name="P28"><text:span text:style-name="T18"><text:s text:c="16"/>if (temp-&gt;left == nullptr) {</text:span></text:p>
      <text:p text:style-name="P28"><text:span text:style-name="T18"><text:s text:c="20"/>temp-&gt;left = new TreeNode(id);</text:span></text:p>
      <text:p text:style-name="P28"><text:span text:style-name="T18"><text:s text:c="20"/>break;</text:span></text:p>
      <text:p text:style-name="P28"><text:span text:style-name="T18"><text:s text:c="16"/>}</text:span></text:p>
      <text:p text:style-name="P28"><text:span text:style-name="T18"><text:s text:c="16"/>temp = temp-&gt;left;</text:span></text:p>
      <text:p text:style-name="P28"><text:span text:style-name="T18"><text:s text:c="12"/>}</text:span></text:p>
      <text:p text:style-name="P28"><text:span text:style-name="T18"><text:s text:c="12"/>if (id &gt; temp-&gt;id_) {</text:span></text:p>
      <text:p text:style-name="P28"><text:span text:style-name="T18"><text:s text:c="16"/>if (temp-&gt;right == nullptr) {</text:span></text:p>
      <text:p text:style-name="P28"><text:span text:style-name="T18"><text:s text:c="20"/>temp-&gt;right = new TreeNode(id);</text:span></text:p>
      <text:p text:style-name="P28"><text:span text:style-name="T18"><text:s text:c="20"/>break;</text:span></text:p>
      <text:p text:style-name="P28"><text:span text:style-name="T18"><text:s text:c="16"/>}</text:span></text:p>
      <text:p text:style-name="P28"><text:span text:style-name="T18"><text:s text:c="16"/>temp = temp-&gt;right;</text:span></text:p>
      <text:p text:style-name="P28"><text:span text:style-name="T18"><text:s text:c="12"/>}</text:span></text:p>
      <text:p text:style-name="P28"><text:span text:style-name="T18"><text:s text:c="8"/>}</text:span></text:p>
      <text:p text:style-name="P28"><text:span text:style-name="T18"><text:s text:c="4"/>}</text:span></text:p>
      <text:p text:style-name="P28"/>
      <text:p text:style-name="P28"><text:span text:style-name="T18"><text:s text:c="4"/>void erase(int id) {</text:span></text:p>
      <text:p text:style-name="P28"><text:span text:style-name="T18"><text:s text:c="8"/>TreeNode* prev_id = nullptr;</text:span></text:p>
      <text:p text:style-name="P28"><text:span text:style-name="T18"><text:s text:c="8"/>TreeNode* temp = head_;</text:span></text:p>
      <text:p text:style-name="P28"><text:span text:style-name="T18"><text:s text:c="8"/>while (temp != nullptr) {</text:span></text:p>
      <text:p text:style-name="P28"><text:span text:style-name="T18"><text:s text:c="12"/>if (id == temp-&gt;id_) {</text:span></text:p>
      <text:p text:style-name="P28"><text:span text:style-name="T18"><text:s text:c="16"/>if (prev_id == nullptr) {</text:span></text:p>
      <text:p text:style-name="P28"><text:span text:style-name="T18"><text:s text:c="20"/>head_ = nullptr;</text:span></text:p>
      <text:p text:style-name="P28"><text:span text:style-name="T18"><text:s text:c="16"/>} else {</text:span></text:p>
      <text:p text:style-name="P28"><text:span text:style-name="T18"><text:s text:c="20"/>if (prev_id-&gt;left == temp) {</text:span></text:p>
      <text:p text:style-name="P28"><text:span text:style-name="T18"><text:s text:c="24"/>prev_id-&gt;left = nullptr;</text:span></text:p>
      <text:p text:style-name="P28"><text:span text:style-name="T18"><text:s text:c="20"/>} else {</text:span></text:p>
      <text:p text:style-name="P28"><text:span text:style-name="T18"><text:s text:c="24"/>prev_id-&gt;right = nullptr;</text:span></text:p>
      <text:p text:style-name="P28"><text:soft-page-break/><text:span text:style-name="T18"><text:s text:c="20"/>}</text:span></text:p>
      <text:p text:style-name="P28"><text:span text:style-name="T18"><text:s text:c="16"/>}</text:span></text:p>
      <text:p text:style-name="P28"><text:span text:style-name="T18"><text:s text:c="16"/>delete_node(temp);</text:span></text:p>
      <text:p text:style-name="P28"/>
      <text:p text:style-name="P28"><text:span text:style-name="T18"><text:s text:c="12"/>} else if (id &lt; temp-&gt;id_) {</text:span></text:p>
      <text:p text:style-name="P28"><text:span text:style-name="T18"><text:s text:c="16"/>prev_id = temp;</text:span></text:p>
      <text:p text:style-name="P28"><text:span text:style-name="T18"><text:s text:c="16"/>temp = temp-&gt;left;</text:span></text:p>
      <text:p text:style-name="P28"><text:span text:style-name="T18"><text:s text:c="12"/>} else if (id &gt; temp-&gt;id_) {</text:span></text:p>
      <text:p text:style-name="P28"><text:span text:style-name="T18"><text:s text:c="16"/>prev_id = temp;</text:span></text:p>
      <text:p text:style-name="P28"><text:span text:style-name="T18"><text:s text:c="16"/>temp = temp-&gt;right;</text:span></text:p>
      <text:p text:style-name="P28"><text:span text:style-name="T18"><text:s text:c="12"/>}</text:span></text:p>
      <text:p text:style-name="P28"><text:span text:style-name="T18"><text:s text:c="8"/>}</text:span></text:p>
      <text:p text:style-name="P28"><text:span text:style-name="T18"><text:s text:c="4"/>}</text:span></text:p>
      <text:p text:style-name="P28"/>
      <text:p text:style-name="P28"><text:span text:style-name="T18"><text:s text:c="4"/>std::vector&lt;int&gt; get_nodes() const {</text:span></text:p>
      <text:p text:style-name="P28"><text:span text:style-name="T18"><text:s text:c="8"/>std::vector&lt;int&gt; result;</text:span></text:p>
      <text:p text:style-name="P28"><text:span text:style-name="T18"><text:s text:c="8"/>get_nodes(head_, result);</text:span></text:p>
      <text:p text:style-name="P28"><text:span text:style-name="T18"><text:s text:c="8"/>return result;</text:span></text:p>
      <text:p text:style-name="P28"><text:span text:style-name="T18"><text:s text:c="4"/>}</text:span></text:p>
      <text:p text:style-name="P28"/>
      <text:p text:style-name="P28"><text:span text:style-name="T18">private:</text:span></text:p>
      <text:p text:style-name="P28"/>
      <text:p text:style-name="P28"><text:span text:style-name="T18"><text:s text:c="4"/>struct TreeNode {</text:span></text:p>
      <text:p text:style-name="P28"><text:span text:style-name="T18"><text:s text:c="8"/>TreeNode(int id) : id_(id) {}</text:span></text:p>
      <text:p text:style-name="P28"><text:span text:style-name="T18"><text:s text:c="8"/>int id_;</text:span></text:p>
      <text:p text:style-name="P28"><text:span text:style-name="T18"><text:s text:c="8"/>TreeNode* left = nullptr;</text:span></text:p>
      <text:p text:style-name="P28"><text:span text:style-name="T18"><text:s text:c="8"/>TreeNode* right = nullptr;</text:span></text:p>
      <text:p text:style-name="P28"><text:span text:style-name="T18"><text:s text:c="4"/>};</text:span></text:p>
      <text:p text:style-name="P28"/>
      <text:p text:style-name="P28"><text:span text:style-name="T18"><text:s text:c="4"/>void get_nodes(TreeNode* node, std::vector&lt;int&gt;&amp; v) const {</text:span></text:p>
      <text:p text:style-name="P28"><text:span text:style-name="T18"><text:s text:c="8"/>if (node == nullptr) {</text:span></text:p>
      <text:p text:style-name="P28"><text:span text:style-name="T18"><text:s text:c="12"/>return;</text:span></text:p>
      <text:p text:style-name="P28"><text:span text:style-name="T18"><text:s text:c="8"/>}</text:span></text:p>
      <text:p text:style-name="P28"><text:span text:style-name="T18"><text:s text:c="8"/>get_nodes(node-&gt;left,v);</text:span></text:p>
      <text:p text:style-name="P28"><text:span text:style-name="T18"><text:s text:c="8"/>v.push_back(node-&gt;id_);</text:span></text:p>
      <text:p text:style-name="P28"><text:span text:style-name="T18"><text:s text:c="8"/>get_nodes(node-&gt;right, v);</text:span></text:p>
      <text:p text:style-name="P28"><text:span text:style-name="T18"><text:s text:c="4"/>}</text:span></text:p>
      <text:p text:style-name="P28"/>
      <text:p text:style-name="P28"><text:span text:style-name="T18"><text:s text:c="4"/>void delete_node(TreeNode* node) {</text:span></text:p>
      <text:p text:style-name="P28"><text:span text:style-name="T18"><text:s text:c="8"/>if (node == nullptr) {</text:span></text:p>
      <text:p text:style-name="P28"><text:span text:style-name="T18"><text:s text:c="12"/>return;</text:span></text:p>
      <text:p text:style-name="P28"><text:span text:style-name="T18"><text:s text:c="8"/>}</text:span></text:p>
      <text:p text:style-name="P28"><text:span text:style-name="T18"><text:s text:c="8"/>delete_node(node-&gt;right);</text:span></text:p>
      <text:p text:style-name="P28"><text:span text:style-name="T18"><text:s text:c="8"/>delete_node(node-&gt;left);</text:span></text:p>
      <text:p text:style-name="P28"><text:span text:style-name="T18"><text:s text:c="8"/>delete node;</text:span></text:p>
      <text:p text:style-name="P28"><text:span text:style-name="T18"><text:s text:c="4"/>}</text:span></text:p>
      <text:p text:style-name="P28"/>
      <text:p text:style-name="P28"><text:span text:style-name="T18"><text:s text:c="4"/>TreeNode* head_ = nullptr;</text:span></text:p>
      <text:p text:style-name="P28"><text:span text:style-name="T18">};</text:span></text:p>
      <text:p text:style-name="P28"><text:span text:style-name="T18">#endif</text:span></text:p>
      <text:p text:style-name="P28"/>
      <text:p text:style-name="P28"/>
      <text:p text:style-name="P12"><text:soft-page-break/>2.<text:span text:style-name="T18">4</text:span> <text:span text:style-name="T11">main</text:span>.<text:span text:style-name="T11">cpp</text:span></text:p>
      <text:p text:style-name="P31">#include &lt;iostream&gt;</text:p>
      <text:p text:style-name="P31">#include "zmq.hpp"</text:p>
      <text:p text:style-name="P31">#include &lt;string&gt;</text:p>
      <text:p text:style-name="P31">#include &lt;unistd.h&gt;</text:p>
      <text:p text:style-name="P31">#include &lt;vector&gt;</text:p>
      <text:p text:style-name="P31">#include &lt;csignal&gt;</text:p>
      <text:p text:style-name="P31">#include &lt;set&gt;</text:p>
      <text:p text:style-name="P31">#include &lt;algorithm&gt;</text:p>
      <text:p text:style-name="P31">#include "server.h"</text:p>
      <text:p text:style-name="P31">#include "tree.h"</text:p>
      <text:p text:style-name="P31"/>
      <text:p text:style-name="P31">int main() {</text:p>
      <text:p text:style-name="P31"><text:s text:c="4"/>std::string command;</text:p>
      <text:p text:style-name="P31"><text:s text:c="4"/>IdTree ids;</text:p>
      <text:p text:style-name="P31"><text:s text:c="4"/>size_t child_pid = 0;</text:p>
      <text:p text:style-name="P31"><text:s text:c="4"/>int child_id = 0;</text:p>
      <text:p text:style-name="P31"><text:s text:c="4"/>zmq::context_t context(1);</text:p>
      <text:p text:style-name="P31"><text:s text:c="4"/>zmq::socket_t main_socket(context, ZMQ_REQ);</text:p>
      <text:p text:style-name="P31"><text:s text:c="4"/>int linger = 0;</text:p>
      <text:p text:style-name="P31"><text:s text:c="4"/>main_socket.setsockopt(ZMQ_SNDTIMEO, 2000);</text:p>
      <text:p text:style-name="P31"><text:s text:c="4"/>main_socket.setsockopt(ZMQ_LINGER, &amp;linger, sizeof(linger));</text:p>
      <text:p text:style-name="P31"><text:s text:c="4"/>int port = bind_socket(main_socket);</text:p>
      <text:p text:style-name="P31"/>
      <text:p text:style-name="P31"><text:s text:c="4"/>while (true) {</text:p>
      <text:p text:style-name="P31"><text:s text:c="8"/>std::cin &gt;&gt; command;</text:p>
      <text:p text:style-name="P31"><text:s text:c="8"/>if (command == "create") {</text:p>
      <text:p text:style-name="P31"><text:s text:c="12"/>size_t node_id;</text:p>
      <text:p text:style-name="P31"><text:s text:c="12"/>std::string result;</text:p>
      <text:p text:style-name="P31"><text:s text:c="12"/>std::cin &gt;&gt; node_id;</text:p>
      <text:p text:style-name="P31"><text:s text:c="12"/>if (child_pid == 0) {</text:p>
      <text:p text:style-name="P31"><text:s text:c="16"/>child_pid = fork();</text:p>
      <text:p text:style-name="P31"><text:s text:c="16"/>if (child_pid == -1) {</text:p>
      <text:p text:style-name="P31"><text:s text:c="20"/>std::cout &lt;&lt; "Unable to create first worker node\n";</text:p>
      <text:p text:style-name="P31"><text:s text:c="20"/>child_pid = 0;</text:p>
      <text:p text:style-name="P31"><text:s text:c="20"/>exit(1);</text:p>
      <text:p text:style-name="P31"><text:s text:c="16"/>} else if (child_pid == 0) {</text:p>
      <text:p text:style-name="P31"><text:s text:c="20"/>create_node(node_id, port);</text:p>
      <text:p text:style-name="P31"><text:s text:c="16"/>} else {</text:p>
      <text:p text:style-name="P31"><text:s text:c="20"/>child_id = node_id;</text:p>
      <text:p text:style-name="P31"><text:s text:c="20"/>send_message(main_socket,"pid");</text:p>
      <text:p text:style-name="P31"><text:s text:c="20"/>result = recieve_message(main_socket);</text:p>
      <text:p text:style-name="P31"/>
      <text:p text:style-name="P31"><text:s text:c="16"/>}</text:p>
      <text:p text:style-name="P31"/>
      <text:p text:style-name="P31"><text:s text:c="12"/>} else {</text:p>
      <text:p text:style-name="P31"/>
      <text:p text:style-name="P31"><text:s text:c="16"/>std::ostringstream msg_stream;</text:p>
      <text:p text:style-name="P31"><text:s text:c="16"/>msg_stream &lt;&lt; "create " &lt;&lt; node_id;</text:p>
      <text:p text:style-name="P31"><text:s text:c="16"/>send_message(main_socket, msg_stream.str());</text:p>
      <text:p text:style-name="P31"><text:s text:c="16"/>result = recieve_message(main_socket);</text:p>
      <text:p text:style-name="P31"><text:s text:c="12"/>}</text:p>
      <text:p text:style-name="P31"><text:soft-page-break/></text:p>
      <text:p text:style-name="P31"><text:s text:c="12"/>if (result.substr(0,2) == "Ok") {</text:p>
      <text:p text:style-name="P31"><text:s text:c="16"/>ids.insert(node_id);</text:p>
      <text:p text:style-name="P31"><text:s text:c="12"/>}</text:p>
      <text:p text:style-name="P31"><text:s text:c="12"/>std::cout &lt;&lt; result &lt;&lt; "\n";</text:p>
      <text:p text:style-name="P31"/>
      <text:p text:style-name="P31"><text:s text:c="8"/>} else if (command == "remove") {</text:p>
      <text:p text:style-name="P31"><text:s text:c="12"/>if (child_pid == 0) {</text:p>
      <text:p text:style-name="P31"><text:s text:c="16"/>std::cout &lt;&lt; "Error:Not found\n";</text:p>
      <text:p text:style-name="P31"><text:s text:c="16"/>continue;</text:p>
      <text:p text:style-name="P31"><text:s text:c="12"/>}</text:p>
      <text:p text:style-name="P31"><text:s text:c="12"/>size_t node_id;</text:p>
      <text:p text:style-name="P31"><text:s text:c="12"/>std::cin &gt;&gt; node_id;</text:p>
      <text:p text:style-name="P31"><text:s text:c="12"/>if (node_id == child_id) {</text:p>
      <text:p text:style-name="P31"><text:s text:c="16"/>kill(child_pid, SIGTERM);</text:p>
      <text:p text:style-name="P31"><text:s text:c="16"/>kill(child_pid, SIGKILL);</text:p>
      <text:p text:style-name="P31"><text:s text:c="16"/>child_id = 0;</text:p>
      <text:p text:style-name="P31"><text:s text:c="16"/>child_pid = 0;</text:p>
      <text:p text:style-name="P31"><text:s text:c="16"/>std::cout &lt;&lt; "Ok\n";</text:p>
      <text:p text:style-name="P31"><text:s text:c="16"/>ids.erase(node_id);</text:p>
      <text:p text:style-name="P31"><text:s text:c="16"/>continue;</text:p>
      <text:p text:style-name="P31"><text:s text:c="12"/>}</text:p>
      <text:p text:style-name="P31"><text:s text:c="12"/>std::string message_string = "remove " + std::to_string(node_id);</text:p>
      <text:p text:style-name="P31"><text:s text:c="12"/>send_message(main_socket, message_string);</text:p>
      <text:p text:style-name="P31"><text:s text:c="12"/>std::string recieved_message = recieve_message(main_socket);</text:p>
      <text:p text:style-name="P31"><text:s text:c="12"/>if (recieved_message.substr(0, std::min&lt;int&gt;(recieved_message.size(), 2)) == "Ok") {</text:p>
      <text:p text:style-name="P31"><text:s text:c="16"/>ids.erase(node_id);</text:p>
      <text:p text:style-name="P31"><text:s text:c="12"/>}</text:p>
      <text:p text:style-name="P31"><text:s text:c="12"/>std::cout &lt;&lt; recieved_message &lt;&lt; "\n";</text:p>
      <text:p text:style-name="P31"/>
      <text:p text:style-name="P31"><text:s text:c="8"/>} else if (command == "exec") {</text:p>
      <text:p text:style-name="P31"><text:s text:c="12"/>int id, n;</text:p>
      <text:p text:style-name="P31"><text:s text:c="12"/>std::cin &gt;&gt; id &gt;&gt; n;</text:p>
      <text:p text:style-name="P31"><text:s text:c="12"/>std::vector&lt;int&gt; numbers(n);</text:p>
      <text:p text:style-name="P31"><text:s text:c="12"/>for (int i = 0; i &lt; n; ++i) {</text:p>
      <text:p text:style-name="P31"><text:s text:c="16"/>std::cin &gt;&gt; numbers[i];</text:p>
      <text:p text:style-name="P31"><text:s text:c="12"/>}</text:p>
      <text:p text:style-name="P31"/>
      <text:p text:style-name="P31"><text:s text:c="12"/>std::string message_string = "exec " + std::to_string(id) + " " + std::to_string(n);</text:p>
      <text:p text:style-name="P31"><text:s text:c="12"/>for (int i = 0; i &lt; n; ++i) {</text:p>
      <text:p text:style-name="P31"><text:s text:c="16"/>message_string += " " + std::to_string(numbers[i]);</text:p>
      <text:p text:style-name="P31"><text:s text:c="12"/>}</text:p>
      <text:p text:style-name="P31"/>
      <text:p text:style-name="P31"><text:s text:c="12"/>send_message(main_socket, message_string);</text:p>
      <text:p text:style-name="P31"><text:s text:c="12"/>std::string recieved_message = recieve_message(main_socket);</text:p>
      <text:p text:style-name="P31"><text:s text:c="12"/>std::cout &lt;&lt; recieved_message &lt;&lt; "\n";</text:p>
      <text:p text:style-name="P31"/>
      <text:p text:style-name="P31"><text:s text:c="8"/>} else if (command == "pingall") {</text:p>
      <text:p text:style-name="P31"><text:s text:c="12"/>send_message(main_socket,"pingall");</text:p>
      <text:p text:style-name="P31"><text:s text:c="12"/>std::string recieved = recieve_message(main_socket);</text:p>
      <text:p text:style-name="P31"><text:s text:c="12"/>std::istringstream is;</text:p>
      <text:p text:style-name="P31"><text:s text:c="12"/>if (recieved.substr(0,std::min&lt;int&gt;(recieved.size(), 5)) == "Error") {</text:p>
      <text:p text:style-name="P31"><text:soft-page-break/><text:s text:c="16"/>is = std::istringstream("");</text:p>
      <text:p text:style-name="P31"><text:s text:c="12"/>} else {</text:p>
      <text:p text:style-name="P31"><text:s text:c="16"/>is = std::istringstream(recieved);</text:p>
      <text:p text:style-name="P31"><text:s text:c="12"/>}</text:p>
      <text:p text:style-name="P31"/>
      <text:p text:style-name="P31"><text:s text:c="12"/>std::set&lt;int&gt; received_ids;</text:p>
      <text:p text:style-name="P31"><text:s text:c="12"/>int rec_id;</text:p>
      <text:p text:style-name="P31"><text:s text:c="12"/>while (is &gt;&gt; rec_id) {</text:p>
      <text:p text:style-name="P31"><text:s text:c="16"/>received_ids.insert(rec_id);</text:p>
      <text:p text:style-name="P31"><text:s text:c="12"/>}</text:p>
      <text:p text:style-name="P31"><text:s text:c="12"/>std::vector from_tree = ids.get_nodes();</text:p>
      <text:p text:style-name="P31"><text:s text:c="12"/>std::cout &lt;&lt; "Received: ";</text:p>
      <text:p text:style-name="P31"><text:s text:c="12"/>for (int i : received_ids) {</text:p>
      <text:p text:style-name="P31"><text:s text:c="16"/>std::cout&lt;&lt; i &lt;&lt; " ";</text:p>
      <text:p text:style-name="P31"><text:s text:c="12"/>}</text:p>
      <text:p text:style-name="P31"><text:s text:c="12"/>std::cout &lt;&lt; "\nAll nodes: ";</text:p>
      <text:p text:style-name="P31"><text:s text:c="12"/>for (int i : from_tree) {</text:p>
      <text:p text:style-name="P31"><text:s text:c="16"/>std::cout &lt;&lt; i &lt;&lt; " ";</text:p>
      <text:p text:style-name="P31"><text:s text:c="12"/>}</text:p>
      <text:p text:style-name="P31"><text:s text:c="12"/>std::cout &lt;&lt; "\n";</text:p>
      <text:p text:style-name="P31"/>
      <text:p text:style-name="P31"><text:s text:c="8"/>} else if (command == "exit") {</text:p>
      <text:p text:style-name="P31"><text:s text:c="12"/>break;</text:p>
      <text:p text:style-name="P31"><text:s text:c="8"/>}</text:p>
      <text:p text:style-name="P31"/>
      <text:p text:style-name="P31"><text:s text:c="4"/>}</text:p>
      <text:p text:style-name="P31"/>
      <text:p text:style-name="P31"><text:s text:c="4"/>return 0;</text:p>
      <text:p text:style-name="P31">}</text:p>
      <text:p text:style-name="P10"><text:span text:style-name="T7">3</text:span>. <text:span text:style-name="T7">Протокол работы программы</text:span></text:p>
      <text:p text:style-name="P14">masha@masha-VirtualBox:~/2kurs/OS/os_06/cmake-build-debug$ ./terminal </text:p>
      <text:p text:style-name="P14">create 1</text:p>
      <text:p text:style-name="P14">Ok:2923</text:p>
      <text:p text:style-name="P14">create 2</text:p>
      <text:p text:style-name="P14">Ok:2929</text:p>
      <text:p text:style-name="P14">create 5</text:p>
      <text:p text:style-name="P14">Ok:2935</text:p>
      <text:p text:style-name="P14">pingall</text:p>
      <text:p text:style-name="P14">Received: 1 2 5 </text:p>
      <text:p text:style-name="P14">All nodes: 1 2 5 </text:p>
      <text:p text:style-name="P14">exec 5 3 2 1 4</text:p>
      <text:p text:style-name="P14">Ok:5:7</text:p>
      <text:p text:style-name="P14">remove 2</text:p>
      <text:p text:style-name="P14">Ok</text:p>
      <text:p text:style-name="P14">pingall</text:p>
      <text:p text:style-name="P14">Received: 1 </text:p>
      <text:p text:style-name="P14">All nodes: 1 </text:p>
      <text:p text:style-name="P14"/>
      <text:p text:style-name="P14"/>
      <text:p text:style-name="P14"/>
      <text:p text:style-name="P16"/>
      <text:p text:style-name="P10"><text:soft-page-break/><text:span text:style-name="T8">4</text:span>. Объяснение работы программы</text:p>
      <text:p text:style-name="P3"><text:tab/></text:p>
      <text:p text:style-name="P17"><text:span text:style-name="T13"><text:tab/></text:span><text:span text:style-name="T14">Управляющий узел принимает команды, обрабатывает их и пересылает дочерним узлам(или выводит сообщение об ошибке). Дочерние узлы проверяют, может ли быть команда выполнена в данном узле, если нет, то команда пересылается в один из дочерних узлов, из которого возвращается некоторое сообщение(об успехе или об ошибке), которое потом пересылается обратно по дереву. Для корректной проверки на доступность узлов, используется дерево, эмулирующее поведение узлов в данной топологии(например, при удалении узла, удаляются все его потомки). Если узел недоступен, то по истечении таймаута будет сгенерировано сообщение о недоступности узла и оно будет передано вверх по дереву, к управляющему узлу. При удалении узла, все его потомки рекурсивно уничтожаются.</text:span></text:p>
      <text:p text:style-name="P10">Вывод</text:p>
      <text:p text:style-name="P4"><text:tab/><text:span text:style-name="T12">В результате данной лабораторной работы я научилась работать с технологией очереди сообщений, с программами, создающие и связывающие процессы в определенные топологи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20-10-05T11:43:36.575135794</dc:date>
    <meta:editing-duration>P1DT6H32M2S</meta:editing-duration>
    <meta:editing-cycles>15</meta:editing-cycles>
    <meta:generator>LibreOffice/6.0.7.3$Linux_X86_64 LibreOffice_project/00m0$Build-3</meta:generator>
    <meta:print-date>2019-12-27T10:56:00.931546746</meta:print-date>
    <meta:document-statistic meta:table-count="1" meta:image-count="0" meta:object-count="0" meta:page-count="13" meta:paragraph-count="513" meta:word-count="1727" meta:character-count="18598" meta:non-whitespace-character-count="12175"/>
  </office:meta>
</office:document-meta>
</file>